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ize="15pt" fo:font-weight="bold" officeooo:rsid="0003dbbb" officeooo:paragraph-rsid="0003dbbb" style:font-size-asian="15pt" style:font-weight-asian="bold" style:font-size-complex="15pt" style:font-weight-complex="bold"/>
    </style:style>
    <style:style style:name="P2" style:family="paragraph" style:parent-style-name="Preformatted_20_Text">
      <style:text-properties fo:font-size="10pt" style:font-size-asian="10pt" style:font-size-complex="10pt"/>
    </style:style>
    <style:style style:name="P3" style:family="paragraph" style:parent-style-name="Preformatted_20_Text">
      <style:text-properties fo:font-size="10pt" officeooo:paragraph-rsid="000a66c9" style:font-size-asian="10pt" style:font-size-complex="10pt"/>
    </style:style>
    <style:style style:name="P4" style:family="paragraph" style:parent-style-name="Preformatted_20_Text">
      <style:text-properties fo:font-size="10pt" officeooo:paragraph-rsid="00025df1" style:font-size-asian="10pt" style:font-size-complex="10pt"/>
    </style:style>
    <style:style style:name="P5" style:family="paragraph" style:parent-style-name="Preformatted_20_Text">
      <style:text-properties fo:font-size="10pt" officeooo:rsid="00032738" officeooo:paragraph-rsid="00025df1" style:font-size-asian="10pt" style:font-size-complex="10pt"/>
    </style:style>
    <style:style style:name="P6" style:family="paragraph" style:parent-style-name="Preformatted_20_Text">
      <style:text-properties fo:font-size="10pt" officeooo:paragraph-rsid="0006ab96" style:font-size-asian="10pt" style:font-size-complex="10pt"/>
    </style:style>
    <style:style style:name="P7" style:family="paragraph" style:parent-style-name="Preformatted_20_Text">
      <style:text-properties fo:font-size="10pt" officeooo:rsid="0003dbbb" officeooo:paragraph-rsid="0003dbbb" style:font-size-asian="10pt" style:font-size-complex="10pt"/>
    </style:style>
    <style:style style:name="P8" style:family="paragraph" style:parent-style-name="Preformatted_20_Text">
      <style:text-properties fo:font-size="10pt" officeooo:paragraph-rsid="0003dbbb" style:font-size-asian="10pt" style:font-size-complex="10pt"/>
    </style:style>
    <style:style style:name="P9" style:family="paragraph" style:parent-style-name="Preformatted_20_Text">
      <style:paragraph-properties fo:margin-left="1.251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Preformatted_20_Text">
      <style:paragraph-properties fo:margin-left="1.251cm" fo:margin-right="0cm" fo:text-indent="0cm" style:auto-text-indent="false"/>
      <style:text-properties fo:font-size="10pt" fo:font-weight="bold" officeooo:paragraph-rsid="0003dbbb" style:font-size-asian="10pt" style:font-weight-asian="bold" style:font-size-complex="10pt" style:font-weight-complex="bold"/>
    </style:style>
    <style:style style:name="T1" style:family="text">
      <style:text-properties officeooo:rsid="00025df1"/>
    </style:style>
    <style:style style:name="T2" style:family="text">
      <style:text-properties officeooo:rsid="00032738"/>
    </style:style>
    <style:style style:name="T3" style:family="text">
      <style:text-properties officeooo:rsid="0003dbbb"/>
    </style:style>
    <style:style style:name="T4" style:family="text">
      <style:text-properties fo:font-weight="normal" officeooo:rsid="0003dbbb" style:font-weight-asian="normal" style:font-weight-complex="normal"/>
    </style:style>
    <style:style style:name="T5" style:family="text">
      <style:text-properties fo:font-weight="normal" officeooo:rsid="000a66c9" style:font-weight-asian="normal" style:font-weight-complex="normal"/>
    </style:style>
    <style:style style:name="T6" style:family="text">
      <style:text-properties fo:font-weight="normal" officeooo:rsid="000c0b4d" style:font-weight-asian="normal" style:font-weight-complex="normal"/>
    </style:style>
    <style:style style:name="T7" style:family="text">
      <style:text-properties fo:font-weight="bold" officeooo:rsid="0003dbbb" style:font-weight-asian="bold" style:font-weight-complex="bold"/>
    </style:style>
    <style:style style:name="T8" style:family="text">
      <style:text-properties officeooo:rsid="000590c4"/>
    </style:style>
    <style:style style:name="T9" style:family="text">
      <style:text-properties officeooo:rsid="0006ab96"/>
    </style:style>
    <style:style style:name="T10" style:family="text">
      <style:text-properties officeooo:rsid="00088186"/>
    </style:style>
    <style:style style:name="T11" style:family="text">
      <style:text-properties officeooo:rsid="000c0b4d"/>
    </style:style>
    <style:style style:name="T12" style:family="text">
      <style:text-properties officeooo:rsid="000fdf6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away</text:p>
      <text:p text:style-name="P3"><text:span text:style-name="T5">1984 Bon Jovi. </text:span><text:span text:style-name="T6">Aufgenommen mit Studiomusikern, bevor John eine Band hatte. Erster Hit, die Band blieb aber arm bis zum nächsten Album. </text:span></text:p>
      <text:p text:style-name="P5"/>
      <text:p text:style-name="P6"><text:span text:style-name="T9">e a</text:span> <text:s text:c="2"/><text:span text:style-name="T9">e G</text:span> <text:s text:c="2"/><text:span text:style-name="T9">e a</text:span> <text:s text:c="2"/><text:span text:style-name="T9">e G</text:span> <text:tab/><text:tab/><text:tab/><text:tab/><text:tab/><text:tab/><text:tab/><text:tab/><text:tab/><text:tab/><text:span text:style-name="T12">153</text:span></text:p>
      <text:p text:style-name="P6"><text:span text:style-name="T9">e a</text:span> <text:s text:c="44"/><text:span text:style-name="T9">e </text:span><text:s text:c="3"/><text:span text:style-name="T2">G</text:span> <text:s text:c="4"/></text:p>
      <text:p text:style-name="P4">On the street where you <text:span text:style-name="T1">live </text:span>girls talk about their social lives</text:p>
      <text:p text:style-name="P2"><text:s text:c="13"/><text:span text:style-name="T2">G</text:span> <text:s/>e <text:s text:c="25"/><text:span text:style-name="T2">e F</text:span> <text:s/><text:span text:style-name="T2">F <text:s/>G <text:s text:c="10"/>G a </text:span><text:s text:c="2"/><text:span text:style-name="T2">drum-break</text:span> <text:s text:c="6"/></text:p>
      <text:p text:style-name="P2">They're made of lipstick, plastic, and paint, <text:s text:c="2"/>a touch of sable in your eyes</text:p>
      <text:p text:style-name="P2">Am <text:s text:c="68"/>G</text:p>
      <text:p text:style-name="P2">All your life <text:span text:style-name="T10">all your life </text:span>all you've ask is when your daddy's gonna talk to you</text:p>
      <text:p text:style-name="P2"><text:s text:c="10"/>e <text:s text:c="23"/><text:span text:style-name="T2">G</text:span> <text:s text:c="15"/><text:span text:style-name="T8">a</text:span> <text:s text:c="7"/></text:p>
      <text:p text:style-name="P2">You were living in another world trying to get the message through.</text:p>
      <text:p text:style-name="P2">e <text:s text:c="14"/>G <text:s text:c="14"/><text:span text:style-name="T8">a</text:span></text:p>
      <text:p text:style-name="P2">No one heard a single word you said <text:s text:c="5"/></text:p>
      <text:p text:style-name="P2"><text:s text:c="16"/><text:span text:style-name="T8">d</text:span></text:p>
      <text:p text:style-name="P2">They should've seen it in your eyes </text:p>
      <text:p text:style-name="P2"><text:s text:c="10"/>C <text:s text:c="15"/>G</text:p>
      <text:p text:style-name="P2">What was going around her head.</text:p>
      <text:p text:style-name="P2"><text:s text:c="33"/></text:p>
      <text:p text:style-name="P10"><text:s text:c="2"/><text:span text:style-name="T8">a </text:span><text:s text:c="22"/>G</text:p>
      <text:p text:style-name="P10"><text:s text:c="4"/>Ooooh she's a little runaway </text:p>
      <text:p text:style-name="P10"><text:s text:c="3"/>C <text:s text:c="19"/><text:span text:style-name="T8">e </text:span><text:s text:c="3"/>G <text:s text:c="19"/><text:span text:style-name="T8">a</text:span></text:p>
      <text:p text:style-name="P10"><text:s text:c="3"/>Daddy's girl learned fast all those things he could'nt say</text:p>
      <text:p text:style-name="P10"><text:s text:c="3"/>G <text:s text:c="5"/><text:span text:style-name="T10">e</text:span>(2x) <text:s text:c="15"/><text:span text:style-name="T8">a</text:span></text:p>
      <text:p text:style-name="P10"><text:s text:c="3"/>Ooooh <text:s text:c="6"/>she's a little runaway.</text:p>
      <text:p text:style-name="P2"/>
      <text:p text:style-name="P2"><text:s text:c="2"/><text:span text:style-name="T8">a</text:span> <text:s text:c="43"/>G <text:s text:c="2"/></text:p>
      <text:p text:style-name="P2"><text:s text:c="2"/>A different line every night guaranteed to blow your mind</text:p>
      <text:p text:style-name="P2"><text:s text:c="2"/>e <text:s text:c="24"/>F <text:s text:c="4"/><text:span text:style-name="T3">G <text:s text:c="11"/></text:span><text:s/><text:span text:style-name="T8">a</text:span></text:p>
      <text:p text:style-name="P2"><text:s text:c="3"/><text:span text:style-name="T3">I </text:span>See you out in the streets, call me for a wild time</text:p>
      <text:p text:style-name="P2"><text:s text:c="57"/>G</text:p>
      <text:p text:style-name="P2"><text:s text:c="3"/>So you sit home alone cause there's nothing left that you can do</text:p>
      <text:p text:style-name="P2"><text:s text:c="16"/>e <text:s text:c="28"/><text:span text:style-name="T3">G</text:span> <text:s text:c="14"/><text:span text:style-name="T8">a</text:span></text:p>
      <text:p text:style-name="P2"><text:s text:c="2"/>There's only pictures hung in the shadows there for them to look at you</text:p>
      <text:p text:style-name="P2"><text:s text:c="2"/>e <text:s text:c="24"/>G <text:s text:c="20"/><text:span text:style-name="T8">a</text:span></text:p>
      <text:p text:style-name="P2"><text:s text:c="3"/>You know she likes the lights at night on the neon broadway sign</text:p>
      <text:p text:style-name="P2"><text:s text:c="2"/><text:span text:style-name="T8">d</text:span> <text:s text:c="30"/>C <text:s text:c="16"/>G</text:p>
      <text:p text:style-name="P2"><text:s text:c="2"/>She don't really mind, it's only love she hopes to find</text:p>
      <text:p text:style-name="P2"/>
      <text:p text:style-name="P9"><text:s text:c="2"/><text:span text:style-name="T8">a</text:span> <text:s text:c="21"/>G</text:p>
      <text:p text:style-name="P9"><text:s text:c="4"/>Ooooh she's a little runaway</text:p>
      <text:p text:style-name="P9"><text:s text:c="3"/>C <text:s text:c="20"/><text:span text:style-name="T8">e </text:span><text:s text:c="2"/>G <text:s text:c="12"/><text:span text:style-name="T8">a</text:span></text:p>
      <text:p text:style-name="P9"><text:s text:c="3"/>Daddy's girl learned fast all those he could'nt say</text:p>
      <text:p text:style-name="P9"><text:s text:c="3"/>G <text:s text:c="3"/><text:span text:style-name="T10">e</text:span>(<text:span text:style-name="T3">1</text:span>x) <text:s text:c="25"/><text:span text:style-name="T4">|Intro---|--------|--------|--------|</text:span></text:p>
      <text:p text:style-name="P9"><text:s text:c="3"/>Ooooh <text:s text:c="4"/>she's a little ru<text:span text:style-name="T3">-u-u-u-u</text:span>naway </text:p>
      <text:p text:style-name="P7"/>
      <text:p text:style-name="P8"><text:span text:style-name="T3"><text:s/></text:span><text:span text:style-name="T7"><text:s/>Solo</text:span><text:span text:style-name="T3">:| <text:s/>a <text:s text:c="2"/>a <text:s text:c="2"/>C <text:s text:c="2"/>D <text:s text:c="2"/>a <text:s text:c="2"/>a <text:s text:c="2"/>C <text:s text:c="2"/>G <text:s/>|2x</text:span></text:p>
      <text:p text:style-name="P2"/>
      <text:p text:style-name="P8">e <text:s text:c="13"/>G <text:s text:c="15"/><text:span text:style-name="T8">a</text:span></text:p>
      <text:p text:style-name="P8">No one heard a single word you said <text:s text:c="5"/></text:p>
      <text:p text:style-name="P8"><text:s text:c="16"/><text:span text:style-name="T8">d</text:span></text:p>
      <text:p text:style-name="P8">They should've seen it in your eyes </text:p>
      <text:p text:style-name="P8"><text:s text:c="11"/>C <text:s text:c="15"/>G</text:p>
      <text:p text:style-name="P8">What was going around her head.</text:p>
      <text:p text:style-name="P8"/>
      <text:p text:style-name="P11"><text:s text:c="2"/><text:span text:style-name="T11">Chorus </text:span><text:span text:style-name="T6">2x tief</text:span><text:span text:style-name="T4">, 3x hoch :</text:span><text:span text:style-name="T6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4-05-11T17:16:12</meta:creation-date>
    <dc:date>2017-12-07T18:31:44.841480264</dc:date>
    <dc:creator>benutzer </dc:creator>
    <meta:editing-duration>PT1H47M6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50" meta:word-count="326" meta:character-count="2444" meta:non-whitespace-character-count="1182"/>
  </office:meta>
</office:document-meta>
</file>